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3.84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93.66pt"/>
    </style:style>
    <style:style style:name="co11" style:family="table-column">
      <style:table-column-properties fo:break-before="auto" style:column-width="82.8pt"/>
    </style:style>
    <style:style style:name="co12" style:family="table-column">
      <style:table-column-properties fo:break-before="auto" style:column-width="99.81pt"/>
    </style:style>
    <style:style style:name="co13" style:family="table-column">
      <style:table-column-properties fo:break-before="auto" style:column-width="150.75pt"/>
    </style:style>
    <style:style style:name="co14" style:family="table-column">
      <style:table-column-properties fo:break-before="auto" style:column-width="148.4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vent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</text:p>
          </table:table-cell>
          <table:table-cell office:value-type="string" calcext:value-type="string">
            <text:p>memusage_edge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1</text:p>
          </table:table-cell>
          <table:table-cell office:value-type="string" calcext:value-type="string">
            <text:p>responseTimePercentile_edge2</text:p>
          </table:table-cell>
        </table:table-row>
        <table:table-row table:style-name="ro1">
          <table:table-cell office:value-type="string" calcext:value-type="string">
            <text:p>Sun Apr 23 20:29:00 CEST 2017</text:p>
          </table:table-cell>
          <table:table-cell office:value-type="float" office:value="628" calcext:value-type="float">
            <text:p>628</text:p>
          </table:table-cell>
          <table:table-cell office:value-type="float" office:value="1016365056" calcext:value-type="float">
            <text:p>1016365056</text:p>
          </table:table-cell>
          <table:table-cell office:value-type="float" office:value="44" calcext:value-type="float">
            <text:p>44</text:p>
          </table:table-cell>
          <table:table-cell office:value-type="float" office:value="28340224" calcext:value-type="float">
            <text:p>28340224</text:p>
          </table:table-cell>
          <table:table-cell office:value-type="float" office:value="211" calcext:value-type="float">
            <text:p>211</text:p>
          </table:table-cell>
          <table:table-cell office:value-type="float" office:value="871100416" calcext:value-type="float">
            <text:p>871100416</text:p>
          </table:table-cell>
          <table:table-cell office:value-type="float" office:value="0" calcext:value-type="float">
            <text:p>0</text:p>
          </table:table-cell>
          <table:table-cell office:value-type="float" office:value="0.167999997735024" calcext:value-type="float">
            <text:p>0.167999997735024</text:p>
          </table:table-cell>
          <table:table-cell office:value-type="float" office:value="0.134250000119209" calcext:value-type="float">
            <text:p>0.134250000119209</text:p>
          </table:table-cell>
          <table:table-cell office:value-type="float" office:value="0.23199999332428" calcext:value-type="float">
            <text:p>0.23199999332428</text:p>
          </table:table-cell>
          <table:table-cell office:value-type="float" office:value="0.197679191827774" calcext:value-type="float">
            <text:p>0.197679191827774</text:p>
          </table:table-cell>
          <table:table-cell office:value-type="float" office:value="600" calcext:value-type="float">
            <text:p>6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715660.4783055" calcext:value-type="float">
            <text:p>19715660.478305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8:00 CEST 2017</text:p>
          </table:table-cell>
          <table:table-cell office:value-type="float" office:value="622" calcext:value-type="float">
            <text:p>622</text:p>
          </table:table-cell>
          <table:table-cell office:value-type="float" office:value="1017061376" calcext:value-type="float">
            <text:p>1017061376</text:p>
          </table:table-cell>
          <table:table-cell office:value-type="float" office:value="44" calcext:value-type="float">
            <text:p>44</text:p>
          </table:table-cell>
          <table:table-cell office:value-type="float" office:value="27688960" calcext:value-type="float">
            <text:p>27688960</text:p>
          </table:table-cell>
          <table:table-cell office:value-type="float" office:value="211" calcext:value-type="float">
            <text:p>211</text:p>
          </table:table-cell>
          <table:table-cell office:value-type="float" office:value="859844608" calcext:value-type="float">
            <text:p>859844608</text:p>
          </table:table-cell>
          <table:table-cell office:value-type="float" office:value="0" calcext:value-type="float">
            <text:p>0</text:p>
          </table:table-cell>
          <table:table-cell office:value-type="float" office:value="0.167500004172325" calcext:value-type="float">
            <text:p>0.167500004172325</text:p>
          </table:table-cell>
          <table:table-cell office:value-type="float" office:value="0.130999997258186" calcext:value-type="float">
            <text:p>0.130999997258186</text:p>
          </table:table-cell>
          <table:table-cell office:value-type="float" office:value="0.241500005125999" calcext:value-type="float">
            <text:p>0.241500005125999</text:p>
          </table:table-cell>
          <table:table-cell office:value-type="float" office:value="0.19751088321209" calcext:value-type="float">
            <text:p>0.19751088321209</text:p>
          </table:table-cell>
          <table:table-cell office:value-type="float" office:value="600" calcext:value-type="float">
            <text:p>6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430771.7522487" calcext:value-type="float">
            <text:p>20430771.75224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7:00 CEST 2017</text:p>
          </table:table-cell>
          <table:table-cell office:value-type="float" office:value="621" calcext:value-type="float">
            <text:p>621</text:p>
          </table:table-cell>
          <table:table-cell office:value-type="float" office:value="1016111104" calcext:value-type="float">
            <text:p>1016111104</text:p>
          </table:table-cell>
          <table:table-cell office:value-type="float" office:value="44" calcext:value-type="float">
            <text:p>44</text:p>
          </table:table-cell>
          <table:table-cell office:value-type="float" office:value="28372992" calcext:value-type="float">
            <text:p>28372992</text:p>
          </table:table-cell>
          <table:table-cell office:value-type="float" office:value="208" calcext:value-type="float">
            <text:p>208</text:p>
          </table:table-cell>
          <table:table-cell office:value-type="float" office:value="846417920" calcext:value-type="float">
            <text:p>846417920</text:p>
          </table:table-cell>
          <table:table-cell office:value-type="float" office:value="0" calcext:value-type="float">
            <text:p>0</text:p>
          </table:table-cell>
          <table:table-cell office:value-type="float" office:value="0.168500006198883" calcext:value-type="float">
            <text:p>0.168500006198883</text:p>
          </table:table-cell>
          <table:table-cell office:value-type="float" office:value="0.140750005841255" calcext:value-type="float">
            <text:p>0.140750005841255</text:p>
          </table:table-cell>
          <table:table-cell office:value-type="float" office:value="0.237499997019768" calcext:value-type="float">
            <text:p>0.237499997019768</text:p>
          </table:table-cell>
          <table:table-cell office:value-type="float" office:value="0.197304904460907" calcext:value-type="float">
            <text:p>0.197304904460907</text:p>
          </table:table-cell>
          <table:table-cell office:value-type="float" office:value="600" calcext:value-type="float">
            <text:p>6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042583.0987967" calcext:value-type="float">
            <text:p>19042583.098796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6:00 CEST 2017</text:p>
          </table:table-cell>
          <table:table-cell office:value-type="float" office:value="618" calcext:value-type="float">
            <text:p>618</text:p>
          </table:table-cell>
          <table:table-cell office:value-type="float" office:value="1017327616" calcext:value-type="float">
            <text:p>1017327616</text:p>
          </table:table-cell>
          <table:table-cell office:value-type="float" office:value="43" calcext:value-type="float">
            <text:p>43</text:p>
          </table:table-cell>
          <table:table-cell office:value-type="float" office:value="28655616" calcext:value-type="float">
            <text:p>28655616</text:p>
          </table:table-cell>
          <table:table-cell office:value-type="float" office:value="206" calcext:value-type="float">
            <text:p>206</text:p>
          </table:table-cell>
          <table:table-cell office:value-type="float" office:value="829399040" calcext:value-type="float">
            <text:p>829399040</text:p>
          </table:table-cell>
          <table:table-cell office:value-type="float" office:value="0" calcext:value-type="float">
            <text:p>0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240250006318092" calcext:value-type="float">
            <text:p>0.240250006318092</text:p>
          </table:table-cell>
          <table:table-cell office:value-type="float" office:value="0.198882311582565" calcext:value-type="float">
            <text:p>0.198882311582565</text:p>
          </table:table-cell>
          <table:table-cell office:value-type="float" office:value="500" calcext:value-type="float">
            <text:p>5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062007.7947575" calcext:value-type="float">
            <text:p>19062007.79475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5:00 CEST 2017</text:p>
          </table:table-cell>
          <table:table-cell office:value-type="float" office:value="604" calcext:value-type="float">
            <text:p>604</text:p>
          </table:table-cell>
          <table:table-cell office:value-type="float" office:value="1016516608" calcext:value-type="float">
            <text:p>1016516608</text:p>
          </table:table-cell>
          <table:table-cell office:value-type="float" office:value="43" calcext:value-type="float">
            <text:p>43</text:p>
          </table:table-cell>
          <table:table-cell office:value-type="float" office:value="29343744" calcext:value-type="float">
            <text:p>29343744</text:p>
          </table:table-cell>
          <table:table-cell office:value-type="float" office:value="207" calcext:value-type="float">
            <text:p>207</text:p>
          </table:table-cell>
          <table:table-cell office:value-type="float" office:value="814460928" calcext:value-type="float">
            <text:p>814460928</text:p>
          </table:table-cell>
          <table:table-cell office:value-type="float" office:value="0" calcext:value-type="float">
            <text:p>0</text:p>
          </table:table-cell>
          <table:table-cell office:value-type="float" office:value="0.162249997258186" calcext:value-type="float">
            <text:p>0.162249997258186</text:p>
          </table:table-cell>
          <table:table-cell office:value-type="float" office:value="0.134499996900559" calcext:value-type="float">
            <text:p>0.134499996900559</text:p>
          </table:table-cell>
          <table:table-cell office:value-type="float" office:value="0.232999995350838" calcext:value-type="float">
            <text:p>0.232999995350838</text:p>
          </table:table-cell>
          <table:table-cell office:value-type="float" office:value="0.196800455451012" calcext:value-type="float">
            <text:p>0.196800455451012</text:p>
          </table:table-cell>
          <table:table-cell office:value-type="float" office:value="500" calcext:value-type="float">
            <text:p>5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360247.2025152" calcext:value-type="float">
            <text:p>17360247.202515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4:00 CEST 2017</text:p>
          </table:table-cell>
          <table:table-cell office:value-type="float" office:value="624" calcext:value-type="float">
            <text:p>624</text:p>
          </table:table-cell>
          <table:table-cell office:value-type="float" office:value="1016651776" calcext:value-type="float">
            <text:p>1016651776</text:p>
          </table:table-cell>
          <table:table-cell office:value-type="float" office:value="46" calcext:value-type="float">
            <text:p>46</text:p>
          </table:table-cell>
          <table:table-cell office:value-type="float" office:value="29335552" calcext:value-type="float">
            <text:p>29335552</text:p>
          </table:table-cell>
          <table:table-cell office:value-type="float" office:value="214" calcext:value-type="float">
            <text:p>214</text:p>
          </table:table-cell>
          <table:table-cell office:value-type="float" office:value="801456128" calcext:value-type="float">
            <text:p>801456128</text:p>
          </table:table-cell>
          <table:table-cell office:value-type="float" office:value="0" calcext:value-type="float">
            <text:p>0</text:p>
          </table:table-cell>
          <table:table-cell office:value-type="float" office:value="0.179000005125999" calcext:value-type="float">
            <text:p>0.179000005125999</text:p>
          </table:table-cell>
          <table:table-cell office:value-type="float" office:value="0.129749998450279" calcext:value-type="float">
            <text:p>0.129749998450279</text:p>
          </table:table-cell>
          <table:table-cell office:value-type="float" office:value="0.244000002741814" calcext:value-type="float">
            <text:p>0.244000002741814</text:p>
          </table:table-cell>
          <table:table-cell office:value-type="float" office:value="0.196638509631157" calcext:value-type="float">
            <text:p>0.196638509631157</text:p>
          </table:table-cell>
          <table:table-cell office:value-type="float" office:value="500" calcext:value-type="float">
            <text:p>5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745303.9496806" calcext:value-type="float">
            <text:p>18745303.94968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3:00 CEST 2017</text:p>
          </table:table-cell>
          <table:table-cell office:value-type="float" office:value="635" calcext:value-type="float">
            <text:p>635</text:p>
          </table:table-cell>
          <table:table-cell office:value-type="float" office:value="1017733120" calcext:value-type="float">
            <text:p>1017733120</text:p>
          </table:table-cell>
          <table:table-cell office:value-type="float" office:value="44" calcext:value-type="float">
            <text:p>44</text:p>
          </table:table-cell>
          <table:table-cell office:value-type="float" office:value="27525120" calcext:value-type="float">
            <text:p>27525120</text:p>
          </table:table-cell>
          <table:table-cell office:value-type="float" office:value="209" calcext:value-type="float">
            <text:p>209</text:p>
          </table:table-cell>
          <table:table-cell office:value-type="float" office:value="786317312" calcext:value-type="float">
            <text:p>786317312</text:p>
          </table:table-cell>
          <table:table-cell office:value-type="float" office:value="0" calcext:value-type="float">
            <text:p>0</text:p>
          </table:table-cell>
          <table:table-cell office:value-type="float" office:value="0.164749994874001" calcext:value-type="float">
            <text:p>0.164749994874001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240749999880791" calcext:value-type="float">
            <text:p>0.240749999880791</text:p>
          </table:table-cell>
          <table:table-cell office:value-type="float" office:value="0.198308885097504" calcext:value-type="float">
            <text:p>0.198308885097504</text:p>
          </table:table-cell>
          <table:table-cell office:value-type="float" office:value="400" calcext:value-type="float">
            <text:p>4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214477.9444349" calcext:value-type="float">
            <text:p>20214477.944434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2:00 CEST 2017</text:p>
          </table:table-cell>
          <table:table-cell office:value-type="float" office:value="634" calcext:value-type="float">
            <text:p>634</text:p>
          </table:table-cell>
          <table:table-cell office:value-type="float" office:value="1016082432" calcext:value-type="float">
            <text:p>1016082432</text:p>
          </table:table-cell>
          <table:table-cell office:value-type="float" office:value="45" calcext:value-type="float">
            <text:p>45</text:p>
          </table:table-cell>
          <table:table-cell office:value-type="float" office:value="26787840" calcext:value-type="float">
            <text:p>26787840</text:p>
          </table:table-cell>
          <table:table-cell office:value-type="float" office:value="214" calcext:value-type="float">
            <text:p>214</text:p>
          </table:table-cell>
          <table:table-cell office:value-type="float" office:value="771817472" calcext:value-type="float">
            <text:p>771817472</text:p>
          </table:table-cell>
          <table:table-cell office:value-type="float" office:value="0" calcext:value-type="float">
            <text:p>0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245000004768372" calcext:value-type="float">
            <text:p>0.245000004768372</text:p>
          </table:table-cell>
          <table:table-cell office:value-type="float" office:value="0.196149736642838" calcext:value-type="float">
            <text:p>0.196149736642838</text:p>
          </table:table-cell>
          <table:table-cell office:value-type="float" office:value="400" calcext:value-type="float">
            <text:p>4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414001.3372946" calcext:value-type="float">
            <text:p>19414001.337294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1:00 CEST 2017</text:p>
          </table:table-cell>
          <table:table-cell office:value-type="float" office:value="635" calcext:value-type="float">
            <text:p>635</text:p>
          </table:table-cell>
          <table:table-cell office:value-type="float" office:value="1016877056" calcext:value-type="float">
            <text:p>1016877056</text:p>
          </table:table-cell>
          <table:table-cell office:value-type="float" office:value="44" calcext:value-type="float">
            <text:p>44</text:p>
          </table:table-cell>
          <table:table-cell office:value-type="float" office:value="28254208" calcext:value-type="float">
            <text:p>28254208</text:p>
          </table:table-cell>
          <table:table-cell office:value-type="float" office:value="216" calcext:value-type="float">
            <text:p>216</text:p>
          </table:table-cell>
          <table:table-cell office:value-type="float" office:value="755347456" calcext:value-type="float">
            <text:p>755347456</text:p>
          </table:table-cell>
          <table:table-cell office:value-type="float" office:value="0" calcext:value-type="float">
            <text:p>0</text:p>
          </table:table-cell>
          <table:table-cell office:value-type="float" office:value="0.173749998211861" calcext:value-type="float">
            <text:p>0.173749998211861</text:p>
          </table:table-cell>
          <table:table-cell office:value-type="float" office:value="0.136999994516373" calcext:value-type="float">
            <text:p>0.136999994516373</text:p>
          </table:table-cell>
          <table:table-cell office:value-type="float" office:value="0.245000004768372" calcext:value-type="float">
            <text:p>0.245000004768372</text:p>
          </table:table-cell>
          <table:table-cell office:value-type="float" office:value="0.19609346985817" calcext:value-type="float">
            <text:p>0.19609346985817</text:p>
          </table:table-cell>
          <table:table-cell office:value-type="float" office:value="400" calcext:value-type="float">
            <text:p>4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438109.0438871" calcext:value-type="float">
            <text:p>20438109.04388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0:00 CEST 2017</text:p>
          </table:table-cell>
          <table:table-cell office:value-type="float" office:value="648" calcext:value-type="float">
            <text:p>648</text:p>
          </table:table-cell>
          <table:table-cell office:value-type="float" office:value="1016377344" calcext:value-type="float">
            <text:p>1016377344</text:p>
          </table:table-cell>
          <table:table-cell office:value-type="float" office:value="44" calcext:value-type="float">
            <text:p>44</text:p>
          </table:table-cell>
          <table:table-cell office:value-type="float" office:value="28639232" calcext:value-type="float">
            <text:p>28639232</text:p>
          </table:table-cell>
          <table:table-cell office:value-type="float" office:value="213" calcext:value-type="float">
            <text:p>213</text:p>
          </table:table-cell>
          <table:table-cell office:value-type="float" office:value="738525184" calcext:value-type="float">
            <text:p>738525184</text:p>
          </table:table-cell>
          <table:table-cell office:value-type="float" office:value="0" calcext:value-type="float">
            <text:p>0</text:p>
          </table:table-cell>
          <table:table-cell office:value-type="float" office:value="0.172749996185303" calcext:value-type="float">
            <text:p>0.172749996185303</text:p>
          </table:table-cell>
          <table:table-cell office:value-type="float" office:value="0.128000006079674" calcext:value-type="float">
            <text:p>0.128000006079674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95880144834518" calcext:value-type="float">
            <text:p>0.195880144834518</text:p>
          </table:table-cell>
          <table:table-cell office:value-type="float" office:value="350" calcext:value-type="float">
            <text:p>3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715391.4816372" calcext:value-type="float">
            <text:p>20715391.481637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9:00 CEST 2017</text:p>
          </table:table-cell>
          <table:table-cell office:value-type="float" office:value="625" calcext:value-type="float">
            <text:p>625</text:p>
          </table:table-cell>
          <table:table-cell office:value-type="float" office:value="1017286656" calcext:value-type="float">
            <text:p>1017286656</text:p>
          </table:table-cell>
          <table:table-cell office:value-type="float" office:value="43" calcext:value-type="float">
            <text:p>43</text:p>
          </table:table-cell>
          <table:table-cell office:value-type="float" office:value="28348416" calcext:value-type="float">
            <text:p>28348416</text:p>
          </table:table-cell>
          <table:table-cell office:value-type="float" office:value="213" calcext:value-type="float">
            <text:p>213</text:p>
          </table:table-cell>
          <table:table-cell office:value-type="float" office:value="720973824" calcext:value-type="float">
            <text:p>720973824</text:p>
          </table:table-cell>
          <table:table-cell office:value-type="float" office:value="0" calcext:value-type="float">
            <text:p>0</text:p>
          </table:table-cell>
          <table:table-cell office:value-type="float" office:value="0.165500000119209" calcext:value-type="float">
            <text:p>0.165500000119209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236000001430511" calcext:value-type="float">
            <text:p>0.236000001430511</text:p>
          </table:table-cell>
          <table:table-cell office:value-type="float" office:value="0.195639908313751" calcext:value-type="float">
            <text:p>0.195639908313751</text:p>
          </table:table-cell>
          <table:table-cell office:value-type="float" office:value="350" calcext:value-type="float">
            <text:p>3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885236.2723066" calcext:value-type="float">
            <text:p>19885236.272306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8:00 CEST 2017</text:p>
          </table:table-cell>
          <table:table-cell office:value-type="float" office:value="624" calcext:value-type="float">
            <text:p>624</text:p>
          </table:table-cell>
          <table:table-cell office:value-type="float" office:value="1016766464" calcext:value-type="float">
            <text:p>1016766464</text:p>
          </table:table-cell>
          <table:table-cell office:value-type="float" office:value="42" calcext:value-type="float">
            <text:p>42</text:p>
          </table:table-cell>
          <table:table-cell office:value-type="float" office:value="29433856" calcext:value-type="float">
            <text:p>29433856</text:p>
          </table:table-cell>
          <table:table-cell office:value-type="float" office:value="206" calcext:value-type="float">
            <text:p>206</text:p>
          </table:table-cell>
          <table:table-cell office:value-type="float" office:value="701206528" calcext:value-type="float">
            <text:p>701206528</text:p>
          </table:table-cell>
          <table:table-cell office:value-type="float" office:value="0" calcext:value-type="float">
            <text:p>0</text:p>
          </table:table-cell>
          <table:table-cell office:value-type="float" office:value="0.166999995708466" calcext:value-type="float">
            <text:p>0.166999995708466</text:p>
          </table:table-cell>
          <table:table-cell office:value-type="float" office:value="0.130999997258186" calcext:value-type="float">
            <text:p>0.130999997258186</text:p>
          </table:table-cell>
          <table:table-cell office:value-type="float" office:value="0.241249993443489" calcext:value-type="float">
            <text:p>0.241249993443489</text:p>
          </table:table-cell>
          <table:table-cell office:value-type="float" office:value="0.19691202044487" calcext:value-type="float">
            <text:p>0.19691202044487</text:p>
          </table:table-cell>
          <table:table-cell office:value-type="float" office:value="350" calcext:value-type="float">
            <text:p>3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825199.6372481" calcext:value-type="float">
            <text:p>18825199.637248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7:00 CEST 2017</text:p>
          </table:table-cell>
          <table:table-cell office:value-type="float" office:value="626" calcext:value-type="float">
            <text:p>626</text:p>
          </table:table-cell>
          <table:table-cell office:value-type="float" office:value="1016885248" calcext:value-type="float">
            <text:p>1016885248</text:p>
          </table:table-cell>
          <table:table-cell office:value-type="float" office:value="43" calcext:value-type="float">
            <text:p>43</text:p>
          </table:table-cell>
          <table:table-cell office:value-type="float" office:value="27734016" calcext:value-type="float">
            <text:p>27734016</text:p>
          </table:table-cell>
          <table:table-cell office:value-type="float" office:value="207" calcext:value-type="float">
            <text:p>207</text:p>
          </table:table-cell>
          <table:table-cell office:value-type="float" office:value="688771072" calcext:value-type="float">
            <text:p>688771072</text:p>
          </table:table-cell>
          <table:table-cell office:value-type="float" office:value="0" calcext:value-type="float">
            <text:p>0</text:p>
          </table:table-cell>
          <table:table-cell office:value-type="float" office:value="0.166749998927116" calcext:value-type="float">
            <text:p>0.166749998927116</text:p>
          </table:table-cell>
          <table:table-cell office:value-type="float" office:value="0.135250002145767" calcext:value-type="float">
            <text:p>0.135250002145767</text:p>
          </table:table-cell>
          <table:table-cell office:value-type="float" office:value="0.240250006318092" calcext:value-type="float">
            <text:p>0.240250006318092</text:p>
          </table:table-cell>
          <table:table-cell office:value-type="float" office:value="0.194917261600494" calcext:value-type="float">
            <text:p>0.194917261600494</text:p>
          </table:table-cell>
          <table:table-cell office:value-type="float" office:value="300" calcext:value-type="float">
            <text:p>3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976262.5318123" calcext:value-type="float">
            <text:p>18976262.531812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6:00 CEST 2017</text:p>
          </table:table-cell>
          <table:table-cell office:value-type="float" office:value="634" calcext:value-type="float">
            <text:p>634</text:p>
          </table:table-cell>
          <table:table-cell office:value-type="float" office:value="1005830144" calcext:value-type="float">
            <text:p>1005830144</text:p>
          </table:table-cell>
          <table:table-cell office:value-type="float" office:value="43" calcext:value-type="float">
            <text:p>43</text:p>
          </table:table-cell>
          <table:table-cell office:value-type="float" office:value="27643904" calcext:value-type="float">
            <text:p>27643904</text:p>
          </table:table-cell>
          <table:table-cell office:value-type="float" office:value="215" calcext:value-type="float">
            <text:p>215</text:p>
          </table:table-cell>
          <table:table-cell office:value-type="float" office:value="672239616" calcext:value-type="float">
            <text:p>672239616</text:p>
          </table:table-cell>
          <table:table-cell office:value-type="float" office:value="0" calcext:value-type="float">
            <text:p>0</text:p>
          </table:table-cell>
          <table:table-cell office:value-type="float" office:value="0.176499992609024" calcext:value-type="float">
            <text:p>0.176499992609024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242500007152557" calcext:value-type="float">
            <text:p>0.242500007152557</text:p>
          </table:table-cell>
          <table:table-cell office:value-type="float" office:value="0.196440845727921" calcext:value-type="float">
            <text:p>0.196440845727921</text:p>
          </table:table-cell>
          <table:table-cell office:value-type="float" office:value="300" calcext:value-type="float">
            <text:p>3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100066.2447903" calcext:value-type="float">
            <text:p>19100066.244790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5:00 CEST 2017</text:p>
          </table:table-cell>
          <table:table-cell office:value-type="float" office:value="630" calcext:value-type="float">
            <text:p>630</text:p>
          </table:table-cell>
          <table:table-cell office:value-type="float" office:value="931332096" calcext:value-type="float">
            <text:p>931332096</text:p>
          </table:table-cell>
          <table:table-cell office:value-type="float" office:value="42" calcext:value-type="float">
            <text:p>42</text:p>
          </table:table-cell>
          <table:table-cell office:value-type="float" office:value="28704768" calcext:value-type="float">
            <text:p>28704768</text:p>
          </table:table-cell>
          <table:table-cell office:value-type="float" office:value="212" calcext:value-type="float">
            <text:p>212</text:p>
          </table:table-cell>
          <table:table-cell office:value-type="float" office:value="650588160" calcext:value-type="float">
            <text:p>650588160</text:p>
          </table:table-cell>
          <table:table-cell office:value-type="float" office:value="0" calcext:value-type="float">
            <text:p>0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239250004291534" calcext:value-type="float">
            <text:p>0.239250004291534</text:p>
          </table:table-cell>
          <table:table-cell office:value-type="float" office:value="0.185235559940338" calcext:value-type="float">
            <text:p>0.185235559940338</text:p>
          </table:table-cell>
          <table:table-cell office:value-type="float" office:value="300" calcext:value-type="float">
            <text:p>3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371173.8155382" calcext:value-type="float">
            <text:p>19371173.81553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4:00 CEST 2017</text:p>
          </table:table-cell>
          <table:table-cell office:value-type="float" office:value="611" calcext:value-type="float">
            <text:p>611</text:p>
          </table:table-cell>
          <table:table-cell office:value-type="float" office:value="852529152" calcext:value-type="float">
            <text:p>852529152</text:p>
          </table:table-cell>
          <table:table-cell office:value-type="float" office:value="41" calcext:value-type="float">
            <text:p>41</text:p>
          </table:table-cell>
          <table:table-cell office:value-type="float" office:value="28618752" calcext:value-type="float">
            <text:p>28618752</text:p>
          </table:table-cell>
          <table:table-cell office:value-type="float" office:value="207" calcext:value-type="float">
            <text:p>207</text:p>
          </table:table-cell>
          <table:table-cell office:value-type="float" office:value="632045568" calcext:value-type="float">
            <text:p>632045568</text:p>
          </table:table-cell>
          <table:table-cell office:value-type="float" office:value="0" calcext:value-type="float">
            <text:p>0</text:p>
          </table:table-cell>
          <table:table-cell office:value-type="float" office:value="0.170000001788139" calcext:value-type="float">
            <text:p>0.170000001788139</text:p>
          </table:table-cell>
          <table:table-cell office:value-type="float" office:value="0.126750007271767" calcext:value-type="float">
            <text:p>0.126750007271767</text:p>
          </table:table-cell>
          <table:table-cell office:value-type="float" office:value="0.226999998092651" calcext:value-type="float">
            <text:p>0.226999998092651</text:p>
          </table:table-cell>
          <table:table-cell office:value-type="float" office:value="0.173693165183067" calcext:value-type="float">
            <text:p>0.173693165183067</text:p>
          </table:table-cell>
          <table:table-cell office:value-type="float" office:value="250" calcext:value-type="float">
            <text:p>2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629996.5002618" calcext:value-type="float">
            <text:p>17629996.500261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3:00 CEST 2017</text:p>
          </table:table-cell>
          <table:table-cell office:value-type="float" office:value="598" calcext:value-type="float">
            <text:p>598</text:p>
          </table:table-cell>
          <table:table-cell office:value-type="float" office:value="787980288" calcext:value-type="float">
            <text:p>787980288</text:p>
          </table:table-cell>
          <table:table-cell office:value-type="float" office:value="37" calcext:value-type="float">
            <text:p>37</text:p>
          </table:table-cell>
          <table:table-cell office:value-type="float" office:value="28610560" calcext:value-type="float">
            <text:p>28610560</text:p>
          </table:table-cell>
          <table:table-cell office:value-type="float" office:value="185" calcext:value-type="float">
            <text:p>185</text:p>
          </table:table-cell>
          <table:table-cell office:value-type="float" office:value="615010304" calcext:value-type="float">
            <text:p>615010304</text:p>
          </table:table-cell>
          <table:table-cell office:value-type="float" office:value="0" calcext:value-type="float">
            <text:p>0</text:p>
          </table:table-cell>
          <table:table-cell office:value-type="float" office:value="0.158000007271767" calcext:value-type="float">
            <text:p>0.158000007271767</text:p>
          </table:table-cell>
          <table:table-cell office:value-type="float" office:value="0.12950000166893" calcext:value-type="float">
            <text:p>0.12950000166893</text:p>
          </table:table-cell>
          <table:table-cell office:value-type="float" office:value="0.213750004768372" calcext:value-type="float">
            <text:p>0.213750004768372</text:p>
          </table:table-cell>
          <table:table-cell office:value-type="float" office:value="0.163961574435234" calcext:value-type="float">
            <text:p>0.163961574435234</text:p>
          </table:table-cell>
          <table:table-cell office:value-type="float" office:value="250" calcext:value-type="float">
            <text:p>2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530068.8449837" calcext:value-type="float">
            <text:p>18530068.844983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2:00 CEST 2017</text:p>
          </table:table-cell>
          <table:table-cell office:value-type="float" office:value="535" calcext:value-type="float">
            <text:p>535</text:p>
          </table:table-cell>
          <table:table-cell office:value-type="float" office:value="715268096" calcext:value-type="float">
            <text:p>715268096</text:p>
          </table:table-cell>
          <table:table-cell office:value-type="float" office:value="35" calcext:value-type="float">
            <text:p>35</text:p>
          </table:table-cell>
          <table:table-cell office:value-type="float" office:value="27529216" calcext:value-type="float">
            <text:p>27529216</text:p>
          </table:table-cell>
          <table:table-cell office:value-type="float" office:value="169" calcext:value-type="float">
            <text:p>169</text:p>
          </table:table-cell>
          <table:table-cell office:value-type="float" office:value="594657280" calcext:value-type="float">
            <text:p>594657280</text:p>
          </table:table-cell>
          <table:table-cell office:value-type="float" office:value="0" calcext:value-type="float">
            <text:p>0</text:p>
          </table:table-cell>
          <table:table-cell office:value-type="float" office:value="0.146500006318092" calcext:value-type="float">
            <text:p>0.146500006318092</text:p>
          </table:table-cell>
          <table:table-cell office:value-type="float" office:value="0.117250002920628" calcext:value-type="float">
            <text:p>0.117250002920628</text:p>
          </table:table-cell>
          <table:table-cell office:value-type="float" office:value="0.201250001788139" calcext:value-type="float">
            <text:p>0.201250001788139</text:p>
          </table:table-cell>
          <table:table-cell office:value-type="float" office:value="0.156247228384018" calcext:value-type="float">
            <text:p>0.156247228384018</text:p>
          </table:table-cell>
          <table:table-cell office:value-type="float" office:value="250" calcext:value-type="float">
            <text:p>2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850742.8080268" calcext:value-type="float">
            <text:p>16850742.808026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1:00 CEST 2017</text:p>
          </table:table-cell>
          <table:table-cell office:value-type="float" office:value="504" calcext:value-type="float">
            <text:p>504</text:p>
          </table:table-cell>
          <table:table-cell office:value-type="float" office:value="623013888" calcext:value-type="float">
            <text:p>623013888</text:p>
          </table:table-cell>
          <table:table-cell office:value-type="float" office:value="33" calcext:value-type="float">
            <text:p>33</text:p>
          </table:table-cell>
          <table:table-cell office:value-type="float" office:value="27926528" calcext:value-type="float">
            <text:p>27926528</text:p>
          </table:table-cell>
          <table:table-cell office:value-type="float" office:value="164" calcext:value-type="float">
            <text:p>164</text:p>
          </table:table-cell>
          <table:table-cell office:value-type="float" office:value="581480448" calcext:value-type="float">
            <text:p>581480448</text:p>
          </table:table-cell>
          <table:table-cell office:value-type="float" office:value="0" calcext:value-type="float">
            <text:p>0</text:p>
          </table:table-cell>
          <table:table-cell office:value-type="float" office:value="0.146249994635582" calcext:value-type="float">
            <text:p>0.146249994635582</text:p>
          </table:table-cell>
          <table:table-cell office:value-type="float" office:value="0.115249998867512" calcext:value-type="float">
            <text:p>0.115249998867512</text:p>
          </table:table-cell>
          <table:table-cell office:value-type="float" office:value="0.206750005483627" calcext:value-type="float">
            <text:p>0.206750005483627</text:p>
          </table:table-cell>
          <table:table-cell office:value-type="float" office:value="0.146146237850189" calcext:value-type="float">
            <text:p>0.146146237850189</text:p>
          </table:table-cell>
          <table:table-cell office:value-type="float" office:value="200" calcext:value-type="float">
            <text:p>2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378922.2098429" calcext:value-type="float">
            <text:p>18378922.20984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0:00 CEST 2017</text:p>
          </table:table-cell>
          <table:table-cell office:value-type="float" office:value="478" calcext:value-type="float">
            <text:p>478</text:p>
          </table:table-cell>
          <table:table-cell office:value-type="float" office:value="577228800" calcext:value-type="float">
            <text:p>577228800</text:p>
          </table:table-cell>
          <table:table-cell office:value-type="float" office:value="27" calcext:value-type="float">
            <text:p>27</text:p>
          </table:table-cell>
          <table:table-cell office:value-type="float" office:value="27529216" calcext:value-type="float">
            <text:p>27529216</text:p>
          </table:table-cell>
          <table:table-cell office:value-type="float" office:value="145" calcext:value-type="float">
            <text:p>145</text:p>
          </table:table-cell>
          <table:table-cell office:value-type="float" office:value="568983552" calcext:value-type="float">
            <text:p>568983552</text:p>
          </table:table-cell>
          <table:table-cell office:value-type="float" office:value="0" calcext:value-type="float">
            <text:p>0</text:p>
          </table:table-cell>
          <table:table-cell office:value-type="float" office:value="0.13850000500679" calcext:value-type="float">
            <text:p>0.13850000500679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0.184249997138977" calcext:value-type="float">
            <text:p>0.184249997138977</text:p>
          </table:table-cell>
          <table:table-cell office:value-type="float" office:value="0.139598801732063" calcext:value-type="float">
            <text:p>0.139598801732063</text:p>
          </table:table-cell>
          <table:table-cell office:value-type="float" office:value="200" calcext:value-type="float">
            <text:p>2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478212.7433667" calcext:value-type="float">
            <text:p>16478212.743366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9:00 CEST 2017</text:p>
          </table:table-cell>
          <table:table-cell office:value-type="float" office:value="420" calcext:value-type="float">
            <text:p>420</text:p>
          </table:table-cell>
          <table:table-cell office:value-type="float" office:value="684294144" calcext:value-type="float">
            <text:p>684294144</text:p>
          </table:table-cell>
          <table:table-cell office:value-type="float" office:value="25" calcext:value-type="float">
            <text:p>25</text:p>
          </table:table-cell>
          <table:table-cell office:value-type="float" office:value="26759168" calcext:value-type="float">
            <text:p>26759168</text:p>
          </table:table-cell>
          <table:table-cell office:value-type="float" office:value="129" calcext:value-type="float">
            <text:p>129</text:p>
          </table:table-cell>
          <table:table-cell office:value-type="float" office:value="555966464" calcext:value-type="float">
            <text:p>555966464</text:p>
          </table:table-cell>
          <table:table-cell office:value-type="float" office:value="0" calcext:value-type="float">
            <text:p>0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04500003159046" calcext:value-type="float">
            <text:p>0.104500003159046</text:p>
          </table:table-cell>
          <table:table-cell office:value-type="float" office:value="0.166999995708466" calcext:value-type="float">
            <text:p>0.166999995708466</text:p>
          </table:table-cell>
          <table:table-cell office:value-type="float" office:value="0.151390731334686" calcext:value-type="float">
            <text:p>0.151390731334686</text:p>
          </table:table-cell>
          <table:table-cell office:value-type="float" office:value="200" calcext:value-type="float">
            <text:p>2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856480.4984942" calcext:value-type="float">
            <text:p>16856480.498494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8:00 CEST 2017</text:p>
          </table:table-cell>
          <table:table-cell office:value-type="float" office:value="385" calcext:value-type="float">
            <text:p>385</text:p>
          </table:table-cell>
          <table:table-cell office:value-type="float" office:value="729505792" calcext:value-type="float">
            <text:p>729505792</text:p>
          </table:table-cell>
          <table:table-cell office:value-type="float" office:value="23" calcext:value-type="float">
            <text:p>23</text:p>
          </table:table-cell>
          <table:table-cell office:value-type="float" office:value="28602368" calcext:value-type="float">
            <text:p>28602368</text:p>
          </table:table-cell>
          <table:table-cell office:value-type="float" office:value="126" calcext:value-type="float">
            <text:p>126</text:p>
          </table:table-cell>
          <table:table-cell office:value-type="float" office:value="547618816" calcext:value-type="float">
            <text:p>547618816</text:p>
          </table:table-cell>
          <table:table-cell office:value-type="float" office:value="0" calcext:value-type="float">
            <text:p>0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103749997913837" calcext:value-type="float">
            <text:p>0.103749997913837</text:p>
          </table:table-cell>
          <table:table-cell office:value-type="float" office:value="0.167750000953674" calcext:value-type="float">
            <text:p>0.167750000953674</text:p>
          </table:table-cell>
          <table:table-cell office:value-type="float" office:value="0.158106461167336" calcext:value-type="float">
            <text:p>0.158106461167336</text:p>
          </table:table-cell>
          <table:table-cell office:value-type="float" office:value="150" calcext:value-type="float">
            <text:p>1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463235.4954572" calcext:value-type="float">
            <text:p>17463235.495457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7:00 CEST 2017</text:p>
          </table:table-cell>
          <table:table-cell office:value-type="float" office:value="359" calcext:value-type="float">
            <text:p>359</text:p>
          </table:table-cell>
          <table:table-cell office:value-type="float" office:value="793022464" calcext:value-type="float">
            <text:p>793022464</text:p>
          </table:table-cell>
          <table:table-cell office:value-type="float" office:value="18" calcext:value-type="float">
            <text:p>18</text:p>
          </table:table-cell>
          <table:table-cell office:value-type="float" office:value="26812416" calcext:value-type="float">
            <text:p>26812416</text:p>
          </table:table-cell>
          <table:table-cell office:value-type="float" office:value="97" calcext:value-type="float">
            <text:p>97</text:p>
          </table:table-cell>
          <table:table-cell office:value-type="float" office:value="536641536" calcext:value-type="float">
            <text:p>536641536</text:p>
          </table:table-cell>
          <table:table-cell office:value-type="float" office:value="0" calcext:value-type="float">
            <text:p>0</text:p>
          </table:table-cell>
          <table:table-cell office:value-type="float" office:value="0.120250001549721" calcext:value-type="float">
            <text:p>0.120250001549721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45750001072884" calcext:value-type="float">
            <text:p>0.145750001072884</text:p>
          </table:table-cell>
          <table:table-cell office:value-type="float" office:value="0.165000781416893" calcext:value-type="float">
            <text:p>0.165000781416893</text:p>
          </table:table-cell>
          <table:table-cell office:value-type="float" office:value="150" calcext:value-type="float">
            <text:p>1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189632.4918126" calcext:value-type="float">
            <text:p>17189632.49181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6:00 CEST 2017</text:p>
          </table:table-cell>
          <table:table-cell office:value-type="float" office:value="287" calcext:value-type="float">
            <text:p>287</text:p>
          </table:table-cell>
          <table:table-cell office:value-type="float" office:value="835874816" calcext:value-type="float">
            <text:p>835874816</text:p>
          </table:table-cell>
          <table:table-cell office:value-type="float" office:value="17" calcext:value-type="float">
            <text:p>17</text:p>
          </table:table-cell>
          <table:table-cell office:value-type="float" office:value="27869184" calcext:value-type="float">
            <text:p>27869184</text:p>
          </table:table-cell>
          <table:table-cell office:value-type="float" office:value="89" calcext:value-type="float">
            <text:p>89</text:p>
          </table:table-cell>
          <table:table-cell office:value-type="float" office:value="532103168" calcext:value-type="float">
            <text:p>532103168</text:p>
          </table:table-cell>
          <table:table-cell office:value-type="float" office:value="0" calcext:value-type="float">
            <text:p>0</text:p>
          </table:table-cell>
          <table:table-cell office:value-type="float" office:value="0.104000002145767" calcext:value-type="float">
            <text:p>0.104000002145767</text:p>
          </table:table-cell>
          <table:table-cell office:value-type="float" office:value="0.0817499980330467" calcext:value-type="float">
            <text:p>0.081749998033047</text:p>
          </table:table-cell>
          <table:table-cell office:value-type="float" office:value="0.139249995350838" calcext:value-type="float">
            <text:p>0.139249995350838</text:p>
          </table:table-cell>
          <table:table-cell office:value-type="float" office:value="0.169724196195602" calcext:value-type="float">
            <text:p>0.169724196195602</text:p>
          </table:table-cell>
          <table:table-cell office:value-type="float" office:value="150" calcext:value-type="float">
            <text:p>1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631656.0905329" calcext:value-type="float">
            <text:p>15631656.09053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5:00 CEST 2017</text:p>
          </table:table-cell>
          <table:table-cell office:value-type="float" office:value="264" calcext:value-type="float">
            <text:p>264</text:p>
          </table:table-cell>
          <table:table-cell office:value-type="float" office:value="895000576" calcext:value-type="float">
            <text:p>895000576</text:p>
          </table:table-cell>
          <table:table-cell office:value-type="float" office:value="16" calcext:value-type="float">
            <text:p>16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104" calcext:value-type="float">
            <text:p>104</text:p>
          </table:table-cell>
          <table:table-cell office:value-type="float" office:value="526389248" calcext:value-type="float">
            <text:p>526389248</text:p>
          </table:table-cell>
          <table:table-cell office:value-type="float" office:value="0" calcext:value-type="float">
            <text:p>0</text:p>
          </table:table-cell>
          <table:table-cell office:value-type="float" office:value="0.111000001430511" calcext:value-type="float">
            <text:p>0.111000001430511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133000001311302" calcext:value-type="float">
            <text:p>0.133000001311302</text:p>
          </table:table-cell>
          <table:table-cell office:value-type="float" office:value="0.174330696463585" calcext:value-type="float">
            <text:p>0.174330696463585</text:p>
          </table:table-cell>
          <table:table-cell office:value-type="float" office:value="100" calcext:value-type="float">
            <text:p>1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996374.6294803" calcext:value-type="float">
            <text:p>19996374.629480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4:00 CEST 2017</text:p>
          </table:table-cell>
          <table:table-cell office:value-type="float" office:value="250" calcext:value-type="float">
            <text:p>250</text:p>
          </table:table-cell>
          <table:table-cell office:value-type="float" office:value="937558016" calcext:value-type="float">
            <text:p>937558016</text:p>
          </table:table-cell>
          <table:table-cell office:value-type="float" office:value="10" calcext:value-type="float">
            <text:p>10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70" calcext:value-type="float">
            <text:p>70</text:p>
          </table:table-cell>
          <table:table-cell office:value-type="float" office:value="524136448" calcext:value-type="float">
            <text:p>524136448</text:p>
          </table:table-cell>
          <table:table-cell office:value-type="float" office:value="0" calcext:value-type="float">
            <text:p>0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105999998748302" calcext:value-type="float">
            <text:p>0.105999998748302</text:p>
          </table:table-cell>
          <table:table-cell office:value-type="float" office:value="0.179464116692543" calcext:value-type="float">
            <text:p>0.179464116692543</text:p>
          </table:table-cell>
          <table:table-cell office:value-type="float" office:value="100" calcext:value-type="float">
            <text:p>1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803404.2927406" calcext:value-type="float">
            <text:p>17803404.29274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3:00 CEST 2017</text:p>
          </table:table-cell>
          <table:table-cell office:value-type="float" office:value="168" calcext:value-type="float">
            <text:p>168</text:p>
          </table:table-cell>
          <table:table-cell office:value-type="float" office:value="974192640" calcext:value-type="float">
            <text:p>974192640</text:p>
          </table:table-cell>
          <table:table-cell office:value-type="float" office:value="8" calcext:value-type="float">
            <text:p>8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56" calcext:value-type="float">
            <text:p>56</text:p>
          </table:table-cell>
          <table:table-cell office:value-type="float" office:value="520359936" calcext:value-type="float">
            <text:p>520359936</text:p>
          </table:table-cell>
          <table:table-cell office:value-type="float" office:value="0" calcext:value-type="float">
            <text:p>0</text:p>
          </table:table-cell>
          <table:table-cell office:value-type="float" office:value="0.0862499997019768" calcext:value-type="float">
            <text:p>0.086249999701977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183316648006439" calcext:value-type="float">
            <text:p>0.183316648006439</text:p>
          </table:table-cell>
          <table:table-cell office:value-type="float" office:value="100" calcext:value-type="float">
            <text:p>1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640842.379118" calcext:value-type="float">
            <text:p>16640842.37911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2:00 CEST 2017</text:p>
          </table:table-cell>
          <table:table-cell office:value-type="float" office:value="120" calcext:value-type="float">
            <text:p>120</text:p>
          </table:table-cell>
          <table:table-cell office:value-type="float" office:value="996499456" calcext:value-type="float">
            <text:p>996499456</text:p>
          </table:table-cell>
          <table:table-cell office:value-type="float" office:value="7" calcext:value-type="float">
            <text:p>7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45" calcext:value-type="float">
            <text:p>45</text:p>
          </table:table-cell>
          <table:table-cell office:value-type="float" office:value="519335936" calcext:value-type="float">
            <text:p>519335936</text:p>
          </table:table-cell>
          <table:table-cell office:value-type="float" office:value="0" calcext:value-type="float">
            <text:p>0</text:p>
          </table:table-cell>
          <table:table-cell office:value-type="float" office:value="0.088249996304512" calcext:value-type="float">
            <text:p>0.088249996304512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90999998152256" calcext:value-type="float">
            <text:p>0.090999998152256</text:p>
          </table:table-cell>
          <table:table-cell office:value-type="float" office:value="0.185213059186935" calcext:value-type="float">
            <text:p>0.185213059186935</text:p>
          </table:table-cell>
          <table:table-cell office:value-type="float" office:value="50" calcext:value-type="float">
            <text:p>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040786.5352174" calcext:value-type="float">
            <text:p>21040786.535217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1:00 CEST 2017</text:p>
          </table:table-cell>
          <table:table-cell office:value-type="float" office:value="102" calcext:value-type="float">
            <text:p>102</text:p>
          </table:table-cell>
          <table:table-cell office:value-type="float" office:value="1006710784" calcext:value-type="float">
            <text:p>1006710784</text:p>
          </table:table-cell>
          <table:table-cell office:value-type="float" office:value="4" calcext:value-type="float">
            <text:p>4</text:p>
          </table:table-cell>
          <table:table-cell office:value-type="float" office:value="26107904" calcext:value-type="float">
            <text:p>26107904</text:p>
          </table:table-cell>
          <table:table-cell office:value-type="float" office:value="35" calcext:value-type="float">
            <text:p>35</text:p>
          </table:table-cell>
          <table:table-cell office:value-type="float" office:value="519168000" calcext:value-type="float">
            <text:p>519168000</text:p>
          </table:table-cell>
          <table:table-cell office:value-type="float" office:value="0" calcext:value-type="float">
            <text:p>0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0802500024437905" calcext:value-type="float">
            <text:p>0.080250002443791</text:p>
          </table:table-cell>
          <table:table-cell office:value-type="float" office:value="0.188198581337929" calcext:value-type="float">
            <text:p>0.188198581337929</text:p>
          </table:table-cell>
          <table:table-cell office:value-type="float" office:value="50" calcext:value-type="float">
            <text:p>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700770.5991071" calcext:value-type="float">
            <text:p>19700770.59910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0:00 CEST 2017</text:p>
          </table:table-cell>
          <table:table-cell office:value-type="float" office:value="58" calcext:value-type="float">
            <text:p>58</text:p>
          </table:table-cell>
          <table:table-cell office:value-type="float" office:value="1012441088" calcext:value-type="float">
            <text:p>1012441088</text:p>
          </table:table-cell>
          <table:table-cell office:value-type="float" office:value="3" calcext:value-type="float">
            <text:p>3</text:p>
          </table:table-cell>
          <table:table-cell office:value-type="float" office:value="27123712" calcext:value-type="float">
            <text:p>27123712</text:p>
          </table:table-cell>
          <table:table-cell office:value-type="float" office:value="27" calcext:value-type="float">
            <text:p>27</text:p>
          </table:table-cell>
          <table:table-cell office:value-type="float" office:value="518348800" calcext:value-type="float">
            <text:p>518348800</text:p>
          </table:table-cell>
          <table:table-cell office:value-type="float" office:value="0" calcext:value-type="float">
            <text:p>0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187083542346954" calcext:value-type="float">
            <text:p>0.187083542346954</text:p>
          </table:table-cell>
          <table:table-cell office:value-type="float" office:value="50" calcext:value-type="float">
            <text:p>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692613.4586168" calcext:value-type="float">
            <text:p>17692613.458616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9:00 CEST 2017</text:p>
          </table:table-cell>
          <table:table-cell office:value-type="float" office:value="51" calcext:value-type="float">
            <text:p>51</text:p>
          </table:table-cell>
          <table:table-cell office:value-type="float" office:value="1017880576" calcext:value-type="float">
            <text:p>1017880576</text:p>
          </table:table-cell>
          <table:table-cell office:value-type="float" office:value="3" calcext:value-type="float">
            <text:p>3</text:p>
          </table:table-cell>
          <table:table-cell office:value-type="float" office:value="26488832" calcext:value-type="float">
            <text:p>26488832</text:p>
          </table:table-cell>
          <table:table-cell office:value-type="float" office:value="22" calcext:value-type="float">
            <text:p>22</text:p>
          </table:table-cell>
          <table:table-cell office:value-type="float" office:value="518418432" calcext:value-type="float">
            <text:p>518418432</text:p>
          </table:table-cell>
          <table:table-cell office:value-type="float" office:value="0" calcext:value-type="float">
            <text:p>0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187495008111" calcext:value-type="float">
            <text:p>0.187495008111</text:p>
          </table:table-cell>
          <table:table-cell office:value-type="float" office:value="20" calcext:value-type="float">
            <text:p>2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340424.3227848" calcext:value-type="float">
            <text:p>27340424.32278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8:00 CEST 2017</text:p>
          </table:table-cell>
          <table:table-cell office:value-type="float" office:value="47" calcext:value-type="float">
            <text:p>47</text:p>
          </table:table-cell>
          <table:table-cell office:value-type="float" office:value="1021292544" calcext:value-type="float">
            <text:p>1021292544</text:p>
          </table:table-cell>
          <table:table-cell office:value-type="float" office:value="2" calcext:value-type="float">
            <text:p>2</text:p>
          </table:table-cell>
          <table:table-cell office:value-type="float" office:value="26488832" calcext:value-type="float">
            <text:p>26488832</text:p>
          </table:table-cell>
          <table:table-cell office:value-type="float" office:value="16" calcext:value-type="float">
            <text:p>16</text:p>
          </table:table-cell>
          <table:table-cell office:value-type="float" office:value="518352896" calcext:value-type="float">
            <text:p>518352896</text:p>
          </table:table-cell>
          <table:table-cell office:value-type="float" office:value="0" calcext:value-type="float">
            <text:p>0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1877151876688" calcext:value-type="float">
            <text:p>0.1877151876688</text:p>
          </table:table-cell>
          <table:table-cell office:value-type="float" office:value="20" calcext:value-type="float">
            <text:p>2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783620.2807775" calcext:value-type="float">
            <text:p>24783620.28077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7:00 CEST 2017</text:p>
          </table:table-cell>
          <table:table-cell office:value-type="float" office:value="30" calcext:value-type="float">
            <text:p>30</text:p>
          </table:table-cell>
          <table:table-cell office:value-type="float" office:value="1024544768" calcext:value-type="float">
            <text:p>1024544768</text:p>
          </table:table-cell>
          <table:table-cell office:value-type="float" office:value="2" calcext:value-type="float">
            <text:p>2</text:p>
          </table:table-cell>
          <table:table-cell office:value-type="float" office:value="25415680" calcext:value-type="float">
            <text:p>25415680</text:p>
          </table:table-cell>
          <table:table-cell office:value-type="float" office:value="12" calcext:value-type="float">
            <text:p>12</text:p>
          </table:table-cell>
          <table:table-cell office:value-type="float" office:value="517238784" calcext:value-type="float">
            <text:p>517238784</text:p>
          </table:table-cell>
          <table:table-cell office:value-type="float" office:value="0" calcext:value-type="float">
            <text:p>0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187751397490501" calcext:value-type="float">
            <text:p>0.187751397490501</text:p>
          </table:table-cell>
          <table:table-cell office:value-type="float" office:value="20" calcext:value-type="float">
            <text:p>2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109238.7308743" calcext:value-type="float">
            <text:p>26109238.730874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6:00 CEST 2017</text:p>
          </table:table-cell>
          <table:table-cell office:value-type="float" office:value="26" calcext:value-type="float">
            <text:p>26</text:p>
          </table:table-cell>
          <table:table-cell office:value-type="float" office:value="1027059712" calcext:value-type="float">
            <text:p>1027059712</text:p>
          </table:table-cell>
          <table:table-cell office:value-type="float" office:value="1" calcext:value-type="float">
            <text:p>1</text:p>
          </table:table-cell>
          <table:table-cell office:value-type="float" office:value="25415680" calcext:value-type="float">
            <text:p>25415680</text:p>
          </table:table-cell>
          <table:table-cell office:value-type="float" office:value="12" calcext:value-type="float">
            <text:p>12</text:p>
          </table:table-cell>
          <table:table-cell office:value-type="float" office:value="517345280" calcext:value-type="float">
            <text:p>517345280</text:p>
          </table:table-cell>
          <table:table-cell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188506826758385" calcext:value-type="float">
            <text:p>0.188506826758385</text:p>
          </table:table-cell>
          <table:table-cell office:value-type="float" office:value="10" calcext:value-type="float">
            <text:p>1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847176.5442478" calcext:value-type="float">
            <text:p>27847176.544247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5:00 CEST 2017</text:p>
          </table:table-cell>
          <table:table-cell office:value-type="float" office:value="26" calcext:value-type="float">
            <text:p>26</text:p>
          </table:table-cell>
          <table:table-cell office:value-type="float" office:value="1029799936" calcext:value-type="float">
            <text:p>1029799936</text:p>
          </table:table-cell>
          <table:table-cell office:value-type="float" office:value="1" calcext:value-type="float">
            <text:p>1</text:p>
          </table:table-cell>
          <table:table-cell office:value-type="float" office:value="26488832" calcext:value-type="float">
            <text:p>26488832</text:p>
          </table:table-cell>
          <table:table-cell office:value-type="float" office:value="9" calcext:value-type="float">
            <text:p>9</text:p>
          </table:table-cell>
          <table:table-cell office:value-type="float" office:value="516829184" calcext:value-type="float">
            <text:p>516829184</text:p>
          </table:table-cell>
          <table:table-cell office:value-type="float" office:value="0" calcext:value-type="float">
            <text:p>0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188486769795418" calcext:value-type="float">
            <text:p>0.188486769795418</text:p>
          </table:table-cell>
          <table:table-cell office:value-type="float" office:value="10" calcext:value-type="float">
            <text:p>1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312755.7683983" calcext:value-type="float">
            <text:p>27312755.768398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4:00 CEST 2017</text:p>
          </table:table-cell>
          <table:table-cell office:value-type="float" office:value="18" calcext:value-type="float">
            <text:p>18</text:p>
          </table:table-cell>
          <table:table-cell office:value-type="float" office:value="1031655424" calcext:value-type="float">
            <text:p>1031655424</text:p>
          </table:table-cell>
          <table:table-cell office:value-type="float" office:value="0" calcext:value-type="float">
            <text:p>0</text:p>
          </table:table-cell>
          <table:table-cell office:value-type="float" office:value="25411584" calcext:value-type="float">
            <text:p>25411584</text:p>
          </table:table-cell>
          <table:table-cell office:value-type="float" office:value="7" calcext:value-type="float">
            <text:p>7</text:p>
          </table:table-cell>
          <table:table-cell office:value-type="float" office:value="516808704" calcext:value-type="float">
            <text:p>516808704</text:p>
          </table:table-cell>
          <table:table-cell office:value-type="float" office:value="0" calcext:value-type="float">
            <text:p>0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8888258934021" calcext:value-type="float">
            <text:p>0.18888258934021</text:p>
          </table:table-cell>
          <table:table-cell office:value-type="float" office:value="10" calcext:value-type="float">
            <text:p>1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574907.1963351" calcext:value-type="float">
            <text:p>26574907.19633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3:00 CEST 2017</text:p>
          </table:table-cell>
          <table:table-cell office:value-type="float" office:value="14" calcext:value-type="float">
            <text:p>14</text:p>
          </table:table-cell>
          <table:table-cell office:value-type="float" office:value="1031634944" calcext:value-type="float">
            <text:p>1031634944</text:p>
          </table:table-cell>
          <table:table-cell office:value-type="float" office:value="0" calcext:value-type="float">
            <text:p>0</text:p>
          </table:table-cell>
          <table:table-cell office:value-type="float" office:value="26480640" calcext:value-type="float">
            <text:p>26480640</text:p>
          </table:table-cell>
          <table:table-cell office:value-type="float" office:value="6" calcext:value-type="float">
            <text:p>6</text:p>
          </table:table-cell>
          <table:table-cell office:value-type="float" office:value="516870144" calcext:value-type="float">
            <text:p>516870144</text:p>
          </table:table-cell>
          <table:table-cell office:value-type="float" office:value="0" calcext:value-type="float">
            <text:p>0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188886016607285" calcext:value-type="float">
            <text:p>0.188886016607285</text:p>
          </table:table-cell>
          <table:table-cell office:value-type="float" office:value="5" calcext:value-type="float">
            <text:p>5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0467292.8028846" calcext:value-type="float">
            <text:p>30467292.802884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2:00 CEST 2017</text:p>
          </table:table-cell>
          <table:table-cell office:value-type="float" office:value="11" calcext:value-type="float">
            <text:p>11</text:p>
          </table:table-cell>
          <table:table-cell office:value-type="float" office:value="1031634944" calcext:value-type="float">
            <text:p>1031634944</text:p>
          </table:table-cell>
          <table:table-cell office:value-type="float" office:value="0" calcext:value-type="float">
            <text:p>0</text:p>
          </table:table-cell>
          <table:table-cell office:value-type="float" office:value="26480640" calcext:value-type="float">
            <text:p>26480640</text:p>
          </table:table-cell>
          <table:table-cell office:value-type="float" office:value="5" calcext:value-type="float">
            <text:p>5</text:p>
          </table:table-cell>
          <table:table-cell office:value-type="float" office:value="516956160" calcext:value-type="float">
            <text:p>516956160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189988344907761" calcext:value-type="float">
            <text:p>0.189988344907761</text:p>
          </table:table-cell>
          <table:table-cell office:value-type="float" office:value="5" calcext:value-type="float">
            <text:p>5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192326.1590909" calcext:value-type="float">
            <text:p>27192326.15909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1:00 CEST 2017</text:p>
          </table:table-cell>
          <table:table-cell office:value-type="float" office:value="10" calcext:value-type="float">
            <text:p>10</text:p>
          </table:table-cell>
          <table:table-cell office:value-type="float" office:value="1031626752" calcext:value-type="float">
            <text:p>1031626752</text:p>
          </table:table-cell>
          <table:table-cell office:value-type="float" office:value="0" calcext:value-type="float">
            <text:p>0</text:p>
          </table:table-cell>
          <table:table-cell office:value-type="float" office:value="26480640" calcext:value-type="float">
            <text:p>26480640</text:p>
          </table:table-cell>
          <table:table-cell office:value-type="float" office:value="5" calcext:value-type="float">
            <text:p>5</text:p>
          </table:table-cell>
          <table:table-cell office:value-type="float" office:value="517046272" calcext:value-type="float">
            <text:p>517046272</text:p>
          </table:table-cell>
          <table:table-cell office:value-type="string" calcext:value-type="string">
            <text:p>null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188789144158363" calcext:value-type="float">
            <text:p>0.188789144158363</text:p>
          </table:table-cell>
          <table:table-cell office:value-type="float" office:value="5" calcext:value-type="float">
            <text:p>5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504043.2903226" calcext:value-type="float">
            <text:p>28504043.29032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0:00 CEST 2017</text:p>
          </table:table-cell>
          <table:table-cell office:value-type="float" office:value="10" calcext:value-type="float">
            <text:p>10</text:p>
          </table:table-cell>
          <table:table-cell office:value-type="float" office:value="1031741440" calcext:value-type="float">
            <text:p>1031741440</text:p>
          </table:table-cell>
          <table:table-cell office:value-type="float" office:value="0" calcext:value-type="float">
            <text:p>0</text:p>
          </table:table-cell>
          <table:table-cell office:value-type="float" office:value="26476544" calcext:value-type="float">
            <text:p>26476544</text:p>
          </table:table-cell>
          <table:table-cell office:value-type="float" office:value="4" calcext:value-type="float">
            <text:p>4</text:p>
          </table:table-cell>
          <table:table-cell office:value-type="float" office:value="517136384" calcext:value-type="float">
            <text:p>517136384</text:p>
          </table:table-cell>
          <table:table-cell office:value-type="string" calcext:value-type="string">
            <text:p>null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18896771967411" calcext:value-type="float">
            <text:p>0.18896771967411</text:p>
          </table:table-cell>
          <table:table-cell office:value-type="float" office:value="3" calcext:value-type="float">
            <text:p>3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9384483.4041096" calcext:value-type="float">
            <text:p>29384483.404109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49:00 CEST 2017</text:p>
          </table:table-cell>
          <table:table-cell office:value-type="float" office:value="8" calcext:value-type="float">
            <text:p>8</text:p>
          </table:table-cell>
          <table:table-cell office:value-type="float" office:value="1032376320" calcext:value-type="float">
            <text:p>1032376320</text:p>
          </table:table-cell>
          <table:table-cell office:value-type="float" office:value="0" calcext:value-type="float">
            <text:p>0</text:p>
          </table:table-cell>
          <table:table-cell office:value-type="float" office:value="26476544" calcext:value-type="float">
            <text:p>26476544</text:p>
          </table:table-cell>
          <table:table-cell office:value-type="float" office:value="3" calcext:value-type="float">
            <text:p>3</text:p>
          </table:table-cell>
          <table:table-cell office:value-type="float" office:value="517046272" calcext:value-type="float">
            <text:p>517046272</text:p>
          </table:table-cell>
          <table:table-cell office:value-type="string" calcext:value-type="string">
            <text:p>null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188882097601891" calcext:value-type="float">
            <text:p>0.188882097601891</text:p>
          </table:table-cell>
          <table:table-cell office:value-type="float" office:value="3" calcext:value-type="float">
            <text:p>3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946613" calcext:value-type="float">
            <text:p>289466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48:00 CEST 2017</text:p>
          </table:table-cell>
          <table:table-cell office:value-type="float" office:value="5" calcext:value-type="float">
            <text:p>5</text:p>
          </table:table-cell>
          <table:table-cell office:value-type="float" office:value="1031737344" calcext:value-type="float">
            <text:p>1031737344</text:p>
          </table:table-cell>
          <table:table-cell office:value-type="float" office:value="0" calcext:value-type="float">
            <text:p>0</text:p>
          </table:table-cell>
          <table:table-cell office:value-type="float" office:value="26472448" calcext:value-type="float">
            <text:p>26472448</text:p>
          </table:table-cell>
          <table:table-cell office:value-type="float" office:value="1" calcext:value-type="float">
            <text:p>1</text:p>
          </table:table-cell>
          <table:table-cell office:value-type="float" office:value="517128192" calcext:value-type="float">
            <text:p>517128192</text:p>
          </table:table-cell>
          <table:table-cell office:value-type="string" calcext:value-type="string">
            <text:p>null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188814088702202" calcext:value-type="float">
            <text:p>0.188814088702202</text:p>
          </table:table-cell>
          <table:table-cell office:value-type="float" office:value="3" calcext:value-type="float">
            <text:p>3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506799.1734694" calcext:value-type="float">
            <text:p>27506799.1734694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3T20:56:50.516252125</dc:date>
    <meta:editing-duration>PT48S</meta:editing-duration>
    <meta:editing-cycles>1</meta:editing-cycles>
    <meta:generator>LibreOffice/5.2.2.2$Linux_X86_64 LibreOffice_project/20m0$Build-2</meta:generator>
    <meta:document-statistic meta:table-count="1" meta:cell-count="1032" meta:object-count="0"/>
  </office:meta>
</office:document-meta>
</file>